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513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538cm" fo:min-width="3.53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6cm" draw:marker-end-width="0.256cm" draw:fill="none" draw:textarea-vertical-align="middle" fo:padding-top="0.066cm" fo:padding-bottom="0.066cm" fo:padding-left="0.191cm" fo:padding-right="0.19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4.415cm" fo:min-width="4.007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875cm" fo:min-width="3.53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18cm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256cm" fo:min-width="3.53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99cm" svg:height="0.999cm" svg:x="12.978cm" svg:y="10.2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frame draw:style-name="gr2" draw:text-style-name="P2" draw:layer="layout" svg:width="4.191cm" svg:height="0.763cm" svg:x="3.54cm" svg:y="7.73cm">
            <draw:text-box>
              <text:p text:style-name="P1"><text:span text:style-name="T1">DISTRIBUTION</text:span></text:p>
            </draw:text-box>
          </draw:frame>
          <draw:custom-shape draw:style-name="gr3" draw:text-style-name="P3" draw:layer="layout" svg:width="4.064cm" svg:height="1.822cm" svg:x="3.571cm" svg:y="8.449cm">
            <text:p text:style-name="P1"><text:span text:style-name="T2">distroName</text:span></text:p>
            <text:p text:style-name="P1"><text:span text:style-name="T3">family (FK)</text:span></text:p>
            <text:p text:style-name="P1"><text:span text:style-name="T3">parentDistro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4" draw:text-style-name="P4" draw:layer="layout" svg:x1="12.557cm" svg:y1="9.256cm" svg:x2="11.744cm" svg:y2="9.256cm">
              <text:p/>
            </draw:line>
            <draw:line draw:style-name="gr4" draw:text-style-name="P4" draw:layer="layout" svg:x1="12.537cm" svg:y1="9.509cm" svg:x2="12.022cm" svg:y2="9.256cm">
              <text:p/>
            </draw:line>
            <draw:line draw:style-name="gr4" draw:text-style-name="P4" draw:layer="layout" svg:x1="12.537cm" svg:y1="9.001cm" svg:x2="12.026cm" svg:y2="9.257cm">
              <text:p/>
            </draw:line>
            <draw:line draw:style-name="gr4" draw:text-style-name="P4" draw:layer="layout" svg:x1="11.973cm" svg:y1="9.253cm" svg:x2="11.16cm" svg:y2="9.253cm">
              <text:p/>
            </draw:line>
          </draw:g>
        </draw:g>
        <draw:g>
          <draw:custom-shape draw:style-name="gr5" draw:text-style-name="P4" draw:layer="layout" svg:width="0.508cm" svg:height="0.508cm" svg:x="31.609cm" svg:y="-2.0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4" draw:layer="layout" svg:x1="31.86cm" svg:y1="-0.524cm" svg:x2="31.863cm" svg:y2="-1.286cm">
              <text:p/>
            </draw:line>
            <draw:line draw:style-name="gr4" draw:text-style-name="P4" draw:layer="layout" svg:x1="31.607cm" svg:y1="-0.544cm" svg:x2="31.86cm" svg:y2="-1.059cm">
              <text:p/>
            </draw:line>
            <draw:line draw:style-name="gr4" draw:text-style-name="P4" draw:layer="layout" svg:x1="32.115cm" svg:y1="-0.544cm" svg:x2="31.859cm" svg:y2="-1.055cm">
              <text:p/>
            </draw:line>
          </draw:g>
          <draw:line draw:style-name="gr4" draw:text-style-name="P4" draw:layer="layout" svg:x1="31.863cm" svg:y1="-1.413cm" svg:x2="31.863cm" svg:y2="-1.54cm">
            <text:p/>
          </draw:line>
        </draw:g>
        <draw:g>
          <draw:line draw:style-name="gr4" draw:text-style-name="P4" draw:layer="layout" svg:x1="30.693cm" svg:y1="-3.064cm" svg:x2="31.607cm" svg:y2="-3.064cm">
            <text:p/>
          </draw:line>
          <draw:line draw:style-name="gr4" draw:text-style-name="P4" draw:layer="layout" svg:x1="31.215cm" svg:y1="-2.81cm" svg:x2="31.215cm" svg:y2="-3.318cm">
            <text:p/>
          </draw:line>
          <draw:line draw:style-name="gr4" draw:text-style-name="P4" draw:layer="layout" svg:x1="31.607cm" svg:y1="-2.81cm" svg:x2="31.607cm" svg:y2="-3.318cm">
            <text:p/>
          </draw:line>
        </draw:g>
        <draw:g>
          <draw:line draw:style-name="gr4" draw:text-style-name="P4" draw:layer="layout" svg:x1="34.553cm" svg:y1="-2.937cm" svg:x2="33.639cm" svg:y2="-2.937cm">
            <text:p/>
          </draw:line>
          <draw:line draw:style-name="gr4" draw:text-style-name="P4" draw:layer="layout" svg:x1="34.031cm" svg:y1="-3.191cm" svg:x2="34.031cm" svg:y2="-2.683cm">
            <text:p/>
          </draw:line>
          <draw:custom-shape draw:style-name="gr5" draw:text-style-name="P4" draw:layer="layout" svg:width="0.508cm" svg:height="0.508cm" draw:transform="rotate (-3.14159265358979) translate (33.639cm -2.6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4" draw:layer="layout" svg:x1="35.203cm" svg:y1="-1.54cm" svg:x2="35.203cm" svg:y2="-0.626cm">
          <text:p/>
        </draw:line>
        <draw:line draw:style-name="gr4" draw:text-style-name="P4" draw:layer="layout" svg:x1="34.949cm" svg:y1="-1.018cm" svg:x2="35.457cm" svg:y2="-1.018cm">
          <text:p/>
        </draw:line>
        <draw:line draw:style-name="gr4" draw:text-style-name="P4" draw:layer="layout" svg:x1="34.949cm" svg:y1="-0.626cm" svg:x2="35.457cm" svg:y2="-0.626cm">
          <text:p/>
        </draw:line>
        <draw:line draw:style-name="gr4" draw:text-style-name="P4" draw:layer="layout" svg:x1="14.97cm" svg:y1="15.732cm" svg:x2="19.034cm" svg:y2="15.732cm">
          <text:p/>
        </draw:line>
        <draw:g>
          <draw:custom-shape draw:style-name="gr5" draw:text-style-name="P4" draw:layer="layout" svg:width="0.508cm" svg:height="0.508cm" draw:transform="rotate (-1.5707963267949) translate (36.052cm 0.3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4" draw:layer="layout" svg:x1="34.528cm" svg:y1="0.617cm" svg:x2="35.29cm" svg:y2="0.62cm">
              <text:p/>
            </draw:line>
            <draw:line draw:style-name="gr4" draw:text-style-name="P4" draw:layer="layout" svg:x1="34.548cm" svg:y1="0.364cm" svg:x2="35.063cm" svg:y2="0.617cm">
              <text:p/>
            </draw:line>
            <draw:line draw:style-name="gr4" draw:text-style-name="P4" draw:layer="layout" svg:x1="34.548cm" svg:y1="0.872cm" svg:x2="35.059cm" svg:y2="0.616cm">
              <text:p/>
            </draw:line>
          </draw:g>
          <draw:line draw:style-name="gr4" draw:text-style-name="P4" draw:layer="layout" svg:x1="35.417cm" svg:y1="0.62cm" svg:x2="35.544cm" svg:y2="0.62cm">
            <text:p/>
          </draw:line>
        </draw:g>
        <draw:g>
          <draw:line draw:style-name="gr4" draw:text-style-name="P4" draw:layer="layout" svg:x1="36.814cm" svg:y1="-2.073cm" svg:x2="36.814cm" svg:y2="-1.159cm">
            <text:p/>
          </draw:line>
          <draw:line draw:style-name="gr4" draw:text-style-name="P4" draw:layer="layout" svg:x1="36.56cm" svg:y1="-1.551cm" svg:x2="37.068cm" svg:y2="-1.551cm">
            <text:p/>
          </draw:line>
          <draw:custom-shape draw:style-name="gr5" draw:text-style-name="P4" draw:layer="layout" svg:width="0.508cm" svg:height="0.508cm" draw:transform="rotate (-1.5707963267949) translate (37.068cm -1.15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2" draw:layer="layout" svg:width="4.191cm" svg:height="1.143cm" svg:x="12.684cm" svg:y="7.604cm">
          <draw:text-box>
            <text:p text:style-name="P1"><text:span text:style-name="T1">OS_DATA</text:span></text:p>
          </draw:text-box>
        </draw:frame>
        <draw:custom-shape draw:style-name="gr7" draw:text-style-name="P3" draw:layer="layout" svg:width="4.541cm" svg:height="4.699cm" svg:x="12.557cm" svg:y="8.366cm">
          <text:p text:style-name="P1"><text:span text:style-name="T2">operatingSystem</text:span></text:p>
          <text:p text:style-name="P1"><text:span text:style-name="T3">distroName (FK)</text:span></text:p>
          <text:p text:style-name="P1"><text:span text:style-name="T3">defaultDesktopEnv (FK)</text:span></text:p>
          <text:p text:style-name="P1"><text:span text:style-name="T3">developer (FK)</text:span></text:p>
          <text:p text:style-name="P1"><text:span text:style-name="T3">intendedUse</text:span></text:p>
          <text:p text:style-name="P1"><text:span text:style-name="T3">minHardDriveReq</text:span></text:p>
          <text:p text:style-name="P1"><text:span text:style-name="T3">minMemReq</text:span></text:p>
          <text:p text:style-name="P1"><text:span text:style-name="T3">overallResourceUse</text:span></text:p>
          <text:p/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6" draw:text-style-name="P2" draw:layer="layout" svg:width="4.191cm" svg:height="1.143cm" svg:x="20.05cm" svg:y="2.397cm">
            <draw:text-box>
              <text:p text:style-name="P1"><text:span text:style-name="T1">DESKTOP_ENV</text:span></text:p>
            </draw:text-box>
          </draw:frame>
          <draw:custom-shape draw:style-name="gr8" draw:text-style-name="P3" draw:layer="layout" svg:width="4.064cm" svg:height="2.159cm" svg:x="20.177cm" svg:y="3.032cm">
            <text:p text:style-name="P1"><text:span text:style-name="T2">desktopEnv</text:span></text:p>
            <text:p text:style-name="P1"><text:span text:style-name="T3">initialReleaseDate</text:span></text:p>
            <text:p text:style-name="P1"><text:span text:style-name="T3">stableReleaseDate</text:span></text:p>
            <text:p text:style-name="P1"><text:span text:style-name="T3">developer (FK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4" draw:text-style-name="P4" draw:layer="layout" svg:x1="20.177cm" svg:y1="3.667cm" svg:x2="19.364cm" svg:y2="3.667cm">
              <text:p/>
            </draw:line>
            <draw:line draw:style-name="gr4" draw:text-style-name="P4" draw:layer="layout" svg:x1="19.593cm" svg:y1="3.664cm" svg:x2="18.78cm" svg:y2="3.664cm">
              <text:p/>
            </draw:line>
          </draw:g>
        </draw:g>
        <draw:g>
          <draw:g>
            <draw:line draw:style-name="gr4" draw:text-style-name="P4" draw:layer="layout" svg:x1="15.223cm" svg:y1="7.731cm" svg:x2="15.223cm" svg:y2="6.918cm">
              <text:p/>
            </draw:line>
            <draw:line draw:style-name="gr4" draw:text-style-name="P4" draw:layer="layout" svg:x1="14.97cm" svg:y1="7.711cm" svg:x2="15.223cm" svg:y2="7.196cm">
              <text:p/>
            </draw:line>
            <draw:line draw:style-name="gr4" draw:text-style-name="P4" draw:layer="layout" svg:x1="15.478cm" svg:y1="7.711cm" svg:x2="15.222cm" svg:y2="7.2cm">
              <text:p/>
            </draw:line>
            <draw:line draw:style-name="gr4" draw:text-style-name="P4" draw:layer="layout" svg:x1="15.226cm" svg:y1="7.147cm" svg:x2="15.226cm" svg:y2="6.334cm">
              <text:p/>
            </draw:line>
          </draw:g>
        </draw:g>
        <draw:line draw:style-name="gr4" draw:text-style-name="P4" draw:layer="layout" svg:x1="14.972cm" svg:y1="6.831cm" svg:x2="15.48cm" svg:y2="6.831cm">
          <text:p/>
        </draw:line>
        <draw:g>
          <draw:g>
            <draw:g>
              <draw:line draw:style-name="gr4" draw:text-style-name="P4" draw:layer="layout" svg:x1="7.604cm" svg:y1="9.255cm" svg:x2="8.417cm" svg:y2="9.255cm">
                <text:p/>
              </draw:line>
              <draw:line draw:style-name="gr4" draw:text-style-name="P4" draw:layer="layout" svg:x1="8.188cm" svg:y1="9.258cm" svg:x2="9.001cm" svg:y2="9.258cm">
                <text:p/>
              </draw:line>
            </draw:g>
          </draw:g>
          <draw:line draw:style-name="gr4" draw:text-style-name="P4" draw:layer="layout" svg:x1="8.239cm" svg:y1="9.001cm" svg:x2="8.239cm" svg:y2="9.509cm">
            <text:p/>
          </draw:line>
        </draw:g>
        <draw:line draw:style-name="gr4" draw:text-style-name="P4" draw:layer="layout" svg:x1="19.542cm" svg:y1="3.413cm" svg:x2="19.542cm" svg:y2="3.921cm">
          <text:p/>
        </draw:line>
        <draw:line draw:style-name="gr9" draw:text-style-name="P4" draw:layer="layout" svg:x1="9.001cm" svg:y1="9.255cm" svg:x2="11.287cm" svg:y2="9.255cm">
          <text:p/>
        </draw:line>
        <draw:line draw:style-name="gr9" draw:text-style-name="P4" draw:layer="layout" svg:x1="14.97cm" svg:y1="14.335cm" svg:x2="14.97cm" svg:y2="15.732cm">
          <text:p/>
        </draw:line>
        <draw:line draw:style-name="gr9" draw:text-style-name="P4" draw:layer="layout" svg:x1="15.224cm" svg:y1="3.667cm" svg:x2="15.224cm" svg:y2="6.334cm">
          <text:p/>
        </draw:line>
        <draw:line draw:style-name="gr9" draw:text-style-name="P4" draw:layer="layout" svg:x1="15.224cm" svg:y1="3.667cm" svg:x2="18.78cm" svg:y2="3.667cm">
          <text:p/>
        </draw:line>
        <draw:g>
          <draw:frame draw:style-name="gr2" draw:text-style-name="P2" draw:layer="layout" svg:width="4.191cm" svg:height="0.763cm" svg:x="3.54cm" svg:y="2.524cm">
            <draw:text-box>
              <text:p text:style-name="P1"><text:span text:style-name="T1">FAMILY</text:span></text:p>
            </draw:text-box>
          </draw:frame>
          <draw:custom-shape draw:style-name="gr3" draw:text-style-name="P3" draw:layer="layout" svg:width="4.064cm" svg:height="1.822cm" svg:x="3.571cm" svg:y="3.243cm">
            <text:p text:style-name="P1"><text:span text:style-name="T2">family</text:span></text:p>
            <text:p text:style-name="P1"><text:span text:style-name="T3">sourceModel</text:span></text:p>
            <text:p text:style-name="P1"><text:span text:style-name="T3">officialWebsi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6" draw:text-style-name="P2" draw:layer="layout" svg:width="4.191cm" svg:height="1.143cm" svg:x="20.304cm" svg:y="14.462cm">
            <draw:text-box>
              <text:p text:style-name="P1"><text:span text:style-name="T1">DEVELOPER</text:span></text:p>
            </draw:text-box>
          </draw:frame>
          <draw:custom-shape draw:style-name="gr10" draw:text-style-name="P3" draw:layer="layout" svg:width="4.064cm" svg:height="2.54cm" svg:x="20.431cm" svg:y="15.097cm">
            <text:p text:style-name="P1"><text:span text:style-name="T2">developer</text:span></text:p>
            <text:p text:style-name="P1"><text:span text:style-name="T3">website</text:span></text:p>
            <text:p text:style-name="P1"><text:span text:style-name="T3">sourceModel</text:span></text:p>
            <text:p text:style-name="P1"><text:span text:style-name="T3">typeOfCompany</text:span></text:p>
            <text:p text:style-name="P1"><text:span text:style-name="T3">countryOfOrig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line draw:style-name="gr4" draw:text-style-name="P4" draw:layer="layout" svg:x1="5.698cm" svg:y1="7.858cm" svg:x2="5.698cm" svg:y2="7.045cm">
              <text:p/>
            </draw:line>
            <draw:line draw:style-name="gr4" draw:text-style-name="P4" draw:layer="layout" svg:x1="5.445cm" svg:y1="7.838cm" svg:x2="5.698cm" svg:y2="7.323cm">
              <text:p/>
            </draw:line>
            <draw:line draw:style-name="gr4" draw:text-style-name="P4" draw:layer="layout" svg:x1="5.953cm" svg:y1="7.838cm" svg:x2="5.697cm" svg:y2="7.327cm">
              <text:p/>
            </draw:line>
            <draw:line draw:style-name="gr4" draw:text-style-name="P4" draw:layer="layout" svg:x1="5.701cm" svg:y1="7.274cm" svg:x2="5.701cm" svg:y2="6.461cm">
              <text:p/>
            </draw:line>
          </draw:g>
        </draw:g>
        <draw:g>
          <draw:g>
            <draw:g>
              <draw:line draw:style-name="gr4" draw:text-style-name="P4" draw:layer="layout" svg:x1="5.699cm" svg:y1="6.461cm" svg:x2="5.699cm" svg:y2="5.648cm">
                <text:p/>
              </draw:line>
              <draw:line draw:style-name="gr4" draw:text-style-name="P4" draw:layer="layout" svg:x1="5.702cm" svg:y1="5.877cm" svg:x2="5.702cm" svg:y2="5.064cm">
                <text:p/>
              </draw:line>
            </draw:g>
          </draw:g>
          <draw:line draw:style-name="gr4" draw:text-style-name="P4" draw:layer="layout" svg:x1="5.445cm" svg:y1="5.826cm" svg:x2="5.953cm" svg:y2="5.826cm">
            <text:p/>
          </draw:line>
        </draw:g>
        <draw:g>
          <draw:g>
            <draw:line draw:style-name="gr4" draw:text-style-name="P4" draw:layer="layout" svg:x1="22.337cm" svg:y1="5.191cm" svg:x2="22.337cm" svg:y2="6.004cm">
              <text:p/>
            </draw:line>
            <draw:line draw:style-name="gr4" draw:text-style-name="P4" draw:layer="layout" svg:x1="22.59cm" svg:y1="5.211cm" svg:x2="22.337cm" svg:y2="5.726cm">
              <text:p/>
            </draw:line>
            <draw:line draw:style-name="gr4" draw:text-style-name="P4" draw:layer="layout" svg:x1="22.082cm" svg:y1="5.211cm" svg:x2="22.338cm" svg:y2="5.722cm">
              <text:p/>
            </draw:line>
            <draw:line draw:style-name="gr4" draw:text-style-name="P4" draw:layer="layout" svg:x1="22.334cm" svg:y1="5.775cm" svg:x2="22.334cm" svg:y2="6.588cm">
              <text:p/>
            </draw:line>
          </draw:g>
        </draw:g>
        <draw:g>
          <draw:g>
            <draw:line draw:style-name="gr4" draw:text-style-name="P4" draw:layer="layout" svg:x1="14.971cm" svg:y1="13.065cm" svg:x2="14.971cm" svg:y2="13.878cm">
              <text:p/>
            </draw:line>
            <draw:line draw:style-name="gr4" draw:text-style-name="P4" draw:layer="layout" svg:x1="15.224cm" svg:y1="13.085cm" svg:x2="14.971cm" svg:y2="13.6cm">
              <text:p/>
            </draw:line>
            <draw:line draw:style-name="gr4" draw:text-style-name="P4" draw:layer="layout" svg:x1="14.716cm" svg:y1="13.085cm" svg:x2="14.972cm" svg:y2="13.596cm">
              <text:p/>
            </draw:line>
            <draw:line draw:style-name="gr4" draw:text-style-name="P4" draw:layer="layout" svg:x1="14.968cm" svg:y1="13.649cm" svg:x2="14.968cm" svg:y2="14.462cm">
              <text:p/>
            </draw:line>
          </draw:g>
        </draw:g>
        <draw:g>
          <draw:g>
            <draw:g>
              <draw:line draw:style-name="gr4" draw:text-style-name="P4" draw:layer="layout" svg:x1="22.336cm" svg:y1="14.589cm" svg:x2="22.336cm" svg:y2="13.776cm">
                <text:p/>
              </draw:line>
              <draw:line draw:style-name="gr4" draw:text-style-name="P4" draw:layer="layout" svg:x1="22.339cm" svg:y1="14.005cm" svg:x2="22.339cm" svg:y2="13.192cm">
                <text:p/>
              </draw:line>
            </draw:g>
          </draw:g>
          <draw:line draw:style-name="gr4" draw:text-style-name="P4" draw:layer="layout" svg:x1="22.082cm" svg:y1="13.954cm" svg:x2="22.59cm" svg:y2="13.954cm">
            <text:p/>
          </draw:line>
        </draw:g>
        <draw:line draw:style-name="gr9" draw:text-style-name="P4" draw:layer="layout" svg:x1="22.336cm" svg:y1="6.334cm" svg:x2="22.336cm" svg:y2="13.192cm">
          <text:p/>
        </draw:line>
        <draw:g>
          <draw:g>
            <draw:g>
              <draw:line draw:style-name="gr4" draw:text-style-name="P4" draw:layer="layout" svg:x1="19.034cm" svg:y1="15.732cm" svg:x2="19.847cm" svg:y2="15.732cm">
                <text:p/>
              </draw:line>
              <draw:line draw:style-name="gr4" draw:text-style-name="P4" draw:layer="layout" svg:x1="19.618cm" svg:y1="15.735cm" svg:x2="20.431cm" svg:y2="15.735cm">
                <text:p/>
              </draw:line>
            </draw:g>
          </draw:g>
          <draw:line draw:style-name="gr4" draw:text-style-name="P4" draw:layer="layout" svg:x1="19.669cm" svg:y1="15.478cm" svg:x2="19.669cm" svg:y2="15.9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000000" draw:marker-start-width="0.432cm" draw:marker-end-width="0.432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6:24:20.654116397</meta:creation-date>
    <dc:date>2019-11-09T16:56:37.349678938</dc:date>
    <meta:editing-duration>PT1H10M28S</meta:editing-duration>
    <meta:editing-cycles>18</meta:editing-cycles>
    <meta:generator>LibreOffice/6.0.7.3$Linux_X86_64 LibreOffice_project/00m0$Build-3</meta:generator>
    <meta:document-statistic meta:object-count="110"/>
  </office:meta>
</office:document-meta>
</file>

<file path=Object 1/content.xml><?xml version="1.0" encoding="utf-8"?>
<math xmlns="http://www.w3.org/1998/Math/MathML" display="block"/>
</file>